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Length</text:p>
            <text:p>(cm)</text:p>
          </table:table-cell>
          <table:table-cell table:style-name="ce1" office:value-type="string" calcext:value-type="string">
            <text:p>Width</text:p>
            <text:p>(cm)</text:p>
          </table:table-cell>
          <table:table-cell table:style-name="ce1" office:value-type="string" calcext:value-type="string">
            <text:p>Height</text:p>
            <text:p>(cm)</text:p>
          </table:table-cell>
          <table:table-cell/>
        </table:table-row>
        <table:table-row table:style-name="ro2">
          <table:table-cell table:style-name="ce2" table:number-columns-repeated="5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Wall element 1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Wall element 8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all element 5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2" table:number-columns-repeated="5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tform (8.6cm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.6" calcext:value-type="float">
            <text:p>8,6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tform (3.2cm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.9" calcext:value-type="float">
            <text:p>4,9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tform (15.6cm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.6" calcext:value-type="float">
            <text:p>15,6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tform (22.6cm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.6" calcext:value-type="float">
            <text:p>22,6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tform (PPT, 10cm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.6" calcext:value-type="float">
            <text:p>8,6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elf (complete, i.e. each consisting of 1x top, 1x platform, 4x pole) ...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.6" calcext:value-type="float">
            <text:p>8,6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tating Tabl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rge display Scree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fi Router 5GHz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witches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ectric sockets on 4 ends of the aren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ice Board/Whiteboard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N Cables</text:p>
          </table:table-cell>
          <table:table-cell table:number-columns-repeated="4"/>
        </table:table-row>
        <table:table-row table:style-name="ro2" table:number-rows-repeated="2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3:43:15.220382278</meta:creation-date>
    <dc:date>2019-06-23T14:00:38.850818984</dc:date>
    <meta:editing-duration>PT4M12S</meta:editing-duration>
    <meta:editing-cycles>3</meta:editing-cycles>
    <meta:generator>LibreOffice/5.1.6.2$Linux_X86_64 LibreOffice_project/10m0$Build-2</meta:generator>
    <meta:document-statistic meta:table-count="1" meta:cell-count="67" meta:object-count="0"/>
  </office:meta>
</office:document-meta>
</file>